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textarea-horizontal-align="justify" draw:textarea-vertical-align="middle" draw:auto-grow-height="false" fo:min-height="0.882cm" fo:min-width="3.602cm"/>
    </style:style>
    <style:style style:name="gr2" style:family="graphic" style:parent-style-name="standard">
      <style:graphic-properties svg:stroke-color="#999999" draw:textarea-horizontal-align="justify" draw:textarea-vertical-align="middle" draw:auto-grow-height="false" fo:min-height="1.305cm" fo:min-width="5.864cm"/>
    </style:style>
    <style:style style:name="gr3" style:family="graphic" style:parent-style-name="standard">
      <style:graphic-properties svg:stroke-color="#999999" draw:fill-color="#ff0000" draw:textarea-horizontal-align="justify" draw:textarea-vertical-align="middle" draw:auto-grow-height="false" fo:min-height="0.882cm" fo:min-width="3.602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226cm" fo:min-width="0.201cm"/>
    </style:style>
    <style:style style:name="gr5" style:family="graphic" style:parent-style-name="standard">
      <style:graphic-properties svg:stroke-color="#999999" draw:fill-color="#99ff99" draw:textarea-horizontal-align="justify" draw:textarea-vertical-align="middle" draw:auto-grow-height="false" fo:min-height="2.862cm" fo:min-width="2.612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svg:stroke-color="#999999" draw:fill-color="#ffcc00" draw:textarea-horizontal-align="justify" draw:textarea-vertical-align="middle" draw:auto-grow-height="false" fo:min-height="1.85cm" fo:min-width="5.6cm"/>
    </style:style>
    <style:style style:name="gr8" style:family="graphic" style:parent-style-name="standard">
      <style:graphic-properties draw:textarea-horizontal-align="justify" draw:textarea-vertical-align="middle" draw:auto-grow-height="false" fo:min-height="0.67cm" fo:min-width="1.976cm"/>
    </style:style>
    <style:style style:name="gr9" style:family="graphic" style:parent-style-name="standard">
      <style:graphic-properties svg:stroke-color="#999999" draw:textarea-horizontal-align="justify" draw:textarea-vertical-align="middle" draw:auto-grow-height="false" fo:min-height="1.305cm" fo:min-width="7.704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8cm" svg:height="1.6cm" svg:x="13.9cm" svg:y="14.5cm">
          <text:p text:style-name="P1">Envio de e-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8cm" svg:height="1.6cm" svg:x="12cm" svg:y="1.2cm">
          <text:p text:style-name="P1">Usuár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9cm" svg:height="2.199cm" svg:x="12.1cm" svg:y="8.6cm">
          <text:p text:style-name="P1">Gerenciamento de</text:p>
          <text:p text:style-name="P1">Chamad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8cm" svg:height="1.6cm" svg:x="12cm" svg:y="3.1cm">
          <text:p text:style-name="P1">Rama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5.8cm" svg:height="1.6cm" svg:x="22.5cm" svg:y="5.1cm">
          <text:p text:style-name="P1">Aster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cm" svg:height="0.9cm" svg:x="16.201cm" svg:y="3.4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draw:layer="layout" svg:width="0.7cm" svg:height="0.9cm" svg:x="16.302cm" svg:y="1.5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xml:id="id1" draw:id="id1" draw:layer="layout" svg:width="4.4cm" svg:height="4.4cm" svg:x="6.2cm" svg:y="7.5cm">
          <text:p text:style-name="P1">Message</text:p>
          <text:p text:style-name="P1">Que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8.4cm" svg:y1="7.5cm" svg:x2="12cm" svg:y2="2cm" draw:start-shape="id1" draw:end-shape="id2" svg:d="M8400 7500l3600-5500" svg:viewBox="0 0 3601 5501">
          <text:p/>
        </draw:connector>
        <draw:connector draw:style-name="gr6" draw:text-style-name="P5" draw:layer="layout" draw:type="line" svg:x1="8.4cm" svg:y1="7.5cm" svg:x2="12cm" svg:y2="3.9cm" draw:start-shape="id1" draw:start-glue-point="0" draw:end-shape="id3" svg:d="M8400 7500l3600-3600" svg:viewBox="0 0 3601 3601">
          <text:p/>
        </draw:connector>
        <draw:connector draw:style-name="gr6" draw:text-style-name="P5" draw:layer="layout" draw:type="line" svg:x1="10.6cm" svg:y1="9.7cm" svg:x2="12.1cm" svg:y2="9.699cm" draw:start-shape="id1" draw:end-shape="id4" svg:d="M10600 9700l1500-1" svg:viewBox="0 0 1501 2">
          <text:p/>
        </draw:connector>
        <draw:connector draw:style-name="gr6" draw:text-style-name="P5" draw:layer="layout" draw:type="line" svg:x1="9.956cm" svg:y1="11.256cm" svg:x2="13.9cm" svg:y2="15.3cm" draw:start-shape="id1" draw:start-glue-point="9" draw:end-shape="id5" draw:end-glue-point="6" svg:d="M9956 11256l3944 4044" svg:viewBox="0 0 3945 4045">
          <text:p/>
        </draw:connector>
        <draw:connector draw:style-name="gr6" draw:text-style-name="P5" draw:layer="layout" draw:type="line" svg:x1="17.8cm" svg:y1="3.9cm" svg:x2="23.349cm" svg:y2="5.334cm" draw:start-shape="id3" draw:start-glue-point="10" draw:end-shape="id6" draw:end-glue-point="5" svg:d="M17800 3900l5549 1434" svg:viewBox="0 0 5550 1435">
          <text:p/>
        </draw:connector>
        <draw:custom-shape draw:style-name="gr7" draw:text-style-name="P6" xml:id="id7" draw:id="id7" draw:layer="layout" svg:width="6.1cm" svg:height="2.1cm" svg:x="1.7cm" svg:y="4.1cm">
          <text:p text:style-name="P1">API Gateway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6.844cm" svg:y1="8.144cm" svg:x2="4.75cm" svg:y2="6.2cm" draw:start-shape="id1" draw:start-glue-point="5" draw:end-shape="id7" draw:end-glue-point="2" svg:d="M6844 8144l-2094-1944" svg:viewBox="0 0 2095 1945">
          <text:p/>
        </draw:connector>
        <draw:custom-shape draw:style-name="gr8" draw:text-style-name="P1" xml:id="id8" draw:id="id8" draw:layer="layout" svg:width="3.5cm" svg:height="1.3cm" svg:x="3cm" svg:y="1.8cm">
          <text:p text:style-name="P1">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4.75cm" svg:y1="4.1cm" svg:x2="4.75cm" svg:y2="3.1cm" draw:start-shape="id7" draw:start-glue-point="0" draw:end-shape="id8" draw:end-glue-point="8" svg:d="M4750 4100v-1000" svg:viewBox="0 0 1 1001">
          <text:p/>
        </draw:connector>
        <draw:custom-shape draw:style-name="gr3" draw:text-style-name="P2" xml:id="id11" draw:id="id11" draw:layer="layout" svg:width="5.8cm" svg:height="1.6cm" svg:x="22.9cm" svg:y="11.7cm">
          <text:p text:style-name="P1">Influx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5.8cm" svg:height="1.6cm" svg:x="12.001cm" svg:y="5.101cm">
          <text:p text:style-name="P1">Agen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cm" svg:height="0.9cm" svg:x="16.202cm" svg:y="5.4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5" draw:layer="layout" draw:type="line" svg:x1="12.001cm" svg:y1="5.901cm" svg:x2="9.956cm" svg:y2="8.144cm" draw:start-shape="id9" draw:start-glue-point="6" draw:end-shape="id1" draw:end-glue-point="11" svg:d="M12001 5901l-2045 2243" svg:viewBox="0 0 2046 2244">
          <text:p/>
        </draw:connector>
        <draw:custom-shape draw:style-name="gr2" draw:text-style-name="P1" xml:id="id10" draw:id="id10" draw:layer="layout" svg:width="9cm" svg:height="2.199cm" svg:x="12.101cm" svg:y="11.6cm">
          <text:p text:style-name="P1">Relatório de chamad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3.419cm" svg:y1="11.922cm" svg:x2="10.6cm" svg:y2="9.7cm" draw:start-shape="id10" draw:start-glue-point="5" draw:end-shape="id1" svg:d="M13419 11922l-2819-2222" svg:viewBox="0 0 2820 2223">
          <text:p/>
        </draw:connector>
        <draw:connector draw:style-name="gr6" draw:text-style-name="P5" draw:layer="layout" draw:type="line" svg:x1="19.782cm" svg:y1="10.477cm" svg:x2="23.749cm" svg:y2="11.934cm" draw:start-shape="id4" draw:start-glue-point="9" draw:end-shape="id11" draw:end-glue-point="5" svg:d="M19782 10477l3967 1457" svg:viewBox="0 0 3968 1458">
          <text:p/>
        </draw:connector>
        <draw:connector draw:style-name="gr6" draw:text-style-name="P5" draw:layer="layout" draw:type="line" svg:x1="21.101cm" svg:y1="12.7cm" svg:x2="22.9cm" svg:y2="12.5cm" draw:start-shape="id10" draw:start-glue-point="10" draw:end-shape="id11" draw:end-glue-point="6" svg:d="M21101 12700l1799-200" svg:viewBox="0 0 1800 201">
          <text:p/>
        </draw:connector>
        <draw:connector draw:style-name="gr6" draw:text-style-name="P5" draw:layer="layout" draw:type="line" svg:x1="23.749cm" svg:y1="13.066cm" svg:x2="19.7cm" svg:y2="15.3cm" draw:start-shape="id11" draw:start-glue-point="7" draw:end-shape="id5" draw:end-glue-point="10" svg:d="M23749 13066l-4049 2234" svg:viewBox="0 0 4050 2235">
          <text:p/>
        </draw:connector>
        <draw:custom-shape draw:style-name="gr9" draw:text-style-name="P1" xml:id="id12" draw:id="id12" draw:layer="layout" svg:width="11.6cm" svg:height="2.199cm" svg:x="9.7cm" svg:y="16.501cm">
          <text:p text:style-name="P1">Gráficos do sistema</text:p>
          <text:p text:style-name="P1">(cpu, memória, tráfego de red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1.398cm" svg:y1="16.823cm" svg:x2="8.4cm" svg:y2="11.9cm" draw:start-shape="id12" draw:start-glue-point="5" draw:end-shape="id1" draw:end-glue-point="8" svg:d="M11398 16823l-2998-4923" svg:viewBox="0 0 2999 4924">
          <text:p/>
        </draw:connector>
        <draw:connector draw:style-name="gr6" draw:text-style-name="P5" draw:layer="layout" draw:type="line" svg:x1="19.602cm" svg:y1="16.823cm" svg:x2="25.8cm" svg:y2="13.3cm" draw:start-shape="id12" draw:start-glue-point="11" draw:end-shape="id11" draw:end-glue-point="8" svg:d="M19602 16823l6198-3523" svg:viewBox="0 0 6199 3524">
          <text:p/>
        </draw:connector>
        <draw:custom-shape draw:style-name="gr3" draw:text-style-name="P2" xml:id="id13" draw:id="id13" draw:layer="layout" svg:width="5.8cm" svg:height="1.6cm" svg:x="22.8cm" svg:y="16.5cm">
          <text:p text:style-name="P1">Telegra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25.7cm" svg:y1="16.5cm" svg:x2="25.8cm" svg:y2="13.3cm" draw:start-shape="id13" draw:start-glue-point="4" draw:end-shape="id11" draw:end-glue-point="8" svg:d="M25700 16500l100-3200" svg:viewBox="0 0 101 3201">
          <text:p/>
        </draw:connector>
        <draw:connector draw:style-name="gr6" draw:text-style-name="P5" draw:layer="layout" draw:type="line" svg:x1="22.8cm" svg:y1="17.3cm" svg:x2="21.3cm" svg:y2="17.6cm" draw:start-shape="id13" draw:start-glue-point="6" draw:end-shape="id12" svg:d="M22800 17300l-1500 300" svg:viewBox="0 0 1501 301">
          <text:p/>
        </draw:connector>
        <draw:connector draw:style-name="gr6" draw:text-style-name="P5" draw:layer="layout" draw:type="line" svg:x1="21.1cm" svg:y1="9.7cm" svg:x2="23.349cm" svg:y2="6.466cm" draw:start-shape="id4" draw:start-glue-point="10" draw:end-shape="id6" draw:end-glue-point="7" svg:d="M21100 9700l2249-3234" svg:viewBox="0 0 2250 32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dinei Roecker</meta:initial-creator>
    <meta:creation-date>2016-03-14T19:01:28.599123005</meta:creation-date>
    <dc:date>2016-03-14T19:27:40.300481080</dc:date>
    <dc:creator>Rudinei Roecker</dc:creator>
    <meta:editing-duration>PT10M51S</meta:editing-duration>
    <meta:editing-cycles>1</meta:editing-cycles>
    <meta:document-statistic meta:object-count="33"/>
    <meta:generator>LibreOffice/5.0.5.2$Linux_X86_64 LibreOffice_project/00m0$Build-2</meta:generator>
  </office:meta>
</office:document-meta>
</file>